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rocodoc-5Sfq6w-inv-f8" svg:font-family="crocodoc-5Sfq6w-inv-f8"/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146in" fo:text-align="start" style:justify-single-word="false" fo:widows="1" fo:text-indent="0in" style:auto-text-indent="false"/>
      <style:text-properties fo:font-variant="normal" fo:text-transform="none" fo:color="#000000" style:font-name="crocodoc-5Sfq6w-inv-f8" fo:font-size="9pt" fo:letter-spacing="normal" fo:font-style="normal" fo:font-weight="normal"/>
    </style:style>
    <style:style style:name="P2" style:family="paragraph" style:parent-style-name="Standard">
      <style:paragraph-properties fo:margin-left="0in" fo:margin-right="0in" style:line-height-at-least="0.1146in" fo:text-align="start" style:justify-single-word="false" fo:widows="1" fo:text-indent="0in" style:auto-text-indent="false"/>
      <style:text-properties fo:font-variant="normal" fo:text-transform="none" fo:color="#000000" style:font-name="crocodoc-5Sfq6w-inv-f8" fo:font-size="9pt" fo:letter-spacing="normal" fo:font-style="normal" fo:font-weight="normal" officeooo:rsid="00036d4e" officeooo:paragraph-rsid="00036d4e"/>
    </style:style>
    <style:style style:name="P3" style:family="paragraph" style:parent-style-name="Standard">
      <style:paragraph-properties fo:margin-left="0in" fo:margin-right="0in" style:line-height-at-least="0.1146in" fo:text-align="start" style:justify-single-word="false" fo:widows="1" fo:text-indent="0in" style:auto-text-indent="false"/>
      <style:text-properties fo:font-variant="normal" fo:text-transform="none" fo:color="#000000" style:font-name="crocodoc-5Sfq6w-inv-f8" fo:font-size="9pt" fo:letter-spacing="normal" fo:font-style="normal" fo:font-weight="normal" officeooo:rsid="00037982" officeooo:paragraph-rsid="00037982"/>
    </style:style>
    <style:style style:name="P4" style:family="paragraph" style:parent-style-name="Standard">
      <style:paragraph-properties fo:margin-left="0in" fo:margin-right="0in" style:line-height-at-least="0.1146in" fo:text-align="start" style:justify-single-word="false" fo:widows="1" fo:text-indent="0in" style:auto-text-indent="false"/>
      <style:text-properties fo:font-variant="normal" fo:text-transform="none" fo:color="#000000" style:font-name="crocodoc-5Sfq6w-inv-f8" fo:font-size="9pt" fo:letter-spacing="normal" fo:font-style="normal" fo:font-weight="normal" officeooo:rsid="00037982" officeooo:paragraph-rsid="0005264d"/>
    </style:style>
    <style:style style:name="P5" style:family="paragraph" style:parent-style-name="Standard">
      <style:paragraph-properties fo:margin-left="0in" fo:margin-right="0in" style:line-height-at-least="0.1146in" fo:text-align="start" style:justify-single-word="false" fo:widows="1" fo:text-indent="0in" style:auto-text-indent="false"/>
      <style:text-properties fo:font-variant="normal" fo:text-transform="none" fo:color="#000000" style:font-name="crocodoc-5Sfq6w-inv-f8" fo:font-size="9pt" fo:letter-spacing="normal" fo:font-style="normal" fo:font-weight="normal" officeooo:rsid="0005264d" officeooo:paragraph-rsid="0005264d"/>
    </style:style>
    <style:style style:name="P6" style:family="paragraph" style:parent-style-name="Standard">
      <style:paragraph-properties fo:margin-left="0in" fo:margin-right="0in" style:line-height-at-least="0.1146in" fo:text-align="start" style:justify-single-word="false" fo:widows="1" fo:text-indent="0in" style:auto-text-indent="false" fo:break-before="page"/>
      <style:text-properties fo:font-variant="normal" fo:text-transform="none" fo:color="#000000" style:font-name="crocodoc-5Sfq6w-inv-f8" fo:font-size="9pt" fo:letter-spacing="normal" fo:font-style="normal" fo:font-weight="normal" officeooo:rsid="00036d4e" officeooo:paragraph-rsid="00036d4e"/>
    </style:style>
    <style:style style:name="P7" style:family="paragraph" style:parent-style-name="Standard" style:list-style-name="L1">
      <style:paragraph-properties style:line-height-at-least="0.1146in" fo:text-align="start" style:justify-single-word="false" fo:widows="1"/>
      <style:text-properties fo:font-variant="normal" fo:text-transform="none" fo:color="#000000" style:font-name="crocodoc-5Sfq6w-inv-f8" fo:font-size="9pt" fo:letter-spacing="normal" fo:font-style="normal" fo:font-weight="normal" officeooo:rsid="00036d4e" officeooo:paragraph-rsid="00036d4e"/>
    </style:style>
    <style:style style:name="P8" style:family="paragraph" style:parent-style-name="Standard" style:list-style-name="L2">
      <style:paragraph-properties style:line-height-at-least="0.1146in" fo:text-align="start" style:justify-single-word="false" fo:widows="1"/>
      <style:text-properties fo:font-variant="normal" fo:text-transform="none" fo:color="#000000" style:font-name="crocodoc-5Sfq6w-inv-f8" fo:font-size="9pt" fo:letter-spacing="normal" fo:font-style="normal" fo:font-weight="normal" officeooo:rsid="0003c001" officeooo:paragraph-rsid="00037982"/>
    </style:style>
    <style:style style:name="P9" style:family="paragraph" style:parent-style-name="Standard" style:list-style-name="L3">
      <style:paragraph-properties style:line-height-at-least="0.1146in" fo:text-align="start" style:justify-single-word="false" fo:widows="1"/>
      <style:text-properties fo:font-variant="normal" fo:text-transform="none" fo:color="#000000" style:font-name="crocodoc-5Sfq6w-inv-f8" fo:font-size="9pt" fo:letter-spacing="normal" fo:font-style="normal" fo:font-weight="normal" officeooo:rsid="0003c001" officeooo:paragraph-rsid="00037982"/>
    </style:style>
    <style:style style:name="P10" style:family="paragraph" style:parent-style-name="Standard" style:list-style-name="L4">
      <style:paragraph-properties style:line-height-at-least="0.1146in" fo:text-align="start" style:justify-single-word="false" fo:widows="1"/>
      <style:text-properties fo:font-variant="normal" fo:text-transform="none" fo:color="#000000" style:font-name="crocodoc-5Sfq6w-inv-f8" fo:font-size="9pt" fo:letter-spacing="normal" fo:font-style="normal" fo:font-weight="normal" officeooo:rsid="00067e44" officeooo:paragraph-rsid="0005264d"/>
    </style:style>
    <style:style style:name="P11" style:family="paragraph" style:parent-style-name="Standard" style:list-style-name="L4">
      <style:paragraph-properties style:line-height-at-least="0.1146in" fo:text-align="start" style:justify-single-word="false" fo:widows="1"/>
      <style:text-properties fo:font-variant="normal" fo:text-transform="none" fo:color="#000000" style:font-name="crocodoc-5Sfq6w-inv-f8" fo:font-size="9pt" fo:letter-spacing="normal" fo:font-style="normal" fo:font-weight="normal" officeooo:rsid="00067e44" officeooo:paragraph-rsid="00067e44"/>
    </style:style>
    <style:style style:name="P12" style:family="paragraph" style:parent-style-name="Standard">
      <style:paragraph-properties fo:margin-left="0in" fo:margin-right="0in" style:line-height-at-least="0.1146in" fo:text-align="start" style:justify-single-word="false" fo:widows="1" fo:text-indent="0in" style:auto-text-indent="false"/>
      <style:text-properties fo:font-variant="normal" fo:text-transform="none" fo:color="#000000" style:font-name="crocodoc-5Sfq6w-inv-f8" fo:font-size="9pt" fo:letter-spacing="normal" fo:font-style="normal" fo:font-weight="normal" officeooo:rsid="0003c001" officeooo:paragraph-rsid="00037982"/>
    </style:style>
    <style:style style:name="P13" style:family="paragraph" style:parent-style-name="Standard">
      <style:paragraph-properties fo:margin-left="0in" fo:margin-right="0in" style:line-height-at-least="0.1146in" fo:text-align="start" style:justify-single-word="false" fo:widows="1" fo:text-indent="0in" style:auto-text-indent="false"/>
      <style:text-properties fo:font-variant="normal" fo:text-transform="none" fo:color="#000000" style:font-name="crocodoc-5Sfq6w-inv-f8" fo:font-size="9pt" fo:letter-spacing="normal" fo:font-style="normal" fo:font-weight="normal" officeooo:rsid="0005264d" officeooo:paragraph-rsid="0005264d"/>
    </style:style>
    <style:style style:name="P14" style:family="paragraph" style:parent-style-name="Standard">
      <style:paragraph-properties fo:margin-left="0in" fo:margin-right="0in" style:line-height-at-least="0.1146in" fo:text-align="start" style:justify-single-word="false" fo:widows="1" fo:text-indent="0in" style:auto-text-indent="false"/>
      <style:text-properties fo:font-variant="normal" fo:text-transform="none" fo:color="#000000" style:font-name="crocodoc-5Sfq6w-inv-f8" fo:font-size="9pt" fo:letter-spacing="normal" fo:font-style="normal" fo:font-weight="normal" officeooo:rsid="0005264d" officeooo:paragraph-rsid="0008714b"/>
    </style:style>
    <style:style style:name="P15" style:family="paragraph" style:parent-style-name="Standard">
      <style:paragraph-properties fo:margin-left="0in" fo:margin-right="0in" style:line-height-at-least="0.1146in" fo:text-align="start" style:justify-single-word="false" fo:widows="1" fo:text-indent="0in" style:auto-text-indent="false"/>
      <style:text-properties fo:font-variant="normal" fo:text-transform="none" fo:color="#000000" style:font-name="crocodoc-5Sfq6w-inv-f8" fo:font-size="9pt" fo:letter-spacing="normal" fo:font-style="normal" fo:font-weight="normal" officeooo:rsid="000c9814" officeooo:paragraph-rsid="000c9814"/>
    </style:style>
    <style:style style:name="T1" style:family="text">
      <style:text-properties officeooo:rsid="00037982"/>
    </style:style>
    <style:style style:name="T2" style:family="text">
      <style:text-properties officeooo:rsid="0003c001"/>
    </style:style>
    <style:style style:name="T3" style:family="text">
      <style:text-properties officeooo:rsid="0005264d"/>
    </style:style>
    <style:style style:name="T4" style:family="text">
      <style:text-properties officeooo:rsid="00067e44"/>
    </style:style>
    <style:style style:name="T5" style:family="text">
      <style:text-properties officeooo:rsid="0008714b"/>
    </style:style>
    <style:style style:name="T6" style:family="text">
      <style:text-properties style:font-name="Droid Sans" officeooo:rsid="0008714b" style:font-name-asian="Droid Sans" style:font-name-complex="Droid Sans"/>
    </style:style>
    <style:style style:name="T7" style:family="text">
      <style:text-properties officeooo:rsid="0008714b" style:font-name-asian="Droid Sans Fallback" style:font-name-complex="FreeSans"/>
    </style:style>
    <style:style style:name="T8" style:family="text">
      <style:text-properties officeooo:rsid="000afa40" style:font-name-asian="Droid Sans Fallback" style:font-name-complex="FreeSans"/>
    </style:style>
    <style:style style:name="T9" style:family="text">
      <style:text-properties officeooo:rsid="000972d2"/>
    </style:style>
    <style:style style:name="T10" style:family="text">
      <style:text-properties officeooo:rsid="000afa40"/>
    </style:style>
    <style:style style:name="T11" style:family="text">
      <style:text-properties style:text-position="super 58%" officeooo:rsid="0008714b"/>
    </style:style>
    <style:style style:name="T12" style:family="text">
      <style:text-properties style:text-position="0% 100%"/>
    </style:style>
    <style:style style:name="T13" style:family="text">
      <style:text-properties officeooo:rsid="000c9241"/>
    </style:style>
    <style:style style:name="T14" style:family="text">
      <style:text-properties officeooo:rsid="000c981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.75 #1-5; 33-35</text:p>
      <text:p text:style-name="P1"/>
      <text:p text:style-name="P2">1) Explain the difference between a frequency distribution and a cumulative frequency distribution.</text:p>
      <text:list xml:id="list7202489977696187425" text:style-name="L1">
        <text:list-item>
          <text:p text:style-name="P7">Frequency distribution and cumulative frequency distribution vary in that the latter has a running tally of the instances of the frequency.</text:p>
        </text:list-item>
      </text:list>
      <text:p text:style-name="P2"/>
      <text:p text:style-name="P2">3) <text:span text:style-name="T1">What is the graphical equivalent of a cumulative frequency distribution</text:span></text:p>
      <text:p text:style-name="P2"><text:tab/><text:span text:style-name="T1">ogive</text:span></text:p>
      <text:p text:style-name="P2"/>
      <text:p text:style-name="P2">5) What do we call data that are analyzed with respect to time?</text:p>
      <text:p text:style-name="P2"><text:tab/>Time series</text:p>
      <text:p text:style-name="P2"/>
      <text:p text:style-name="P2">33) Unemployment Rate.</text:p>
      <text:p text:style-name="P2"><text:tab/>a) what is the class width</text:p>
      <text:p text:style-name="P2"><text:tab/><text:tab/><text:span text:style-name="T1">0.8%</text:span></text:p>
      <text:p text:style-name="P2"><text:tab/>b) what is the upper class limit of the leftmost class?</text:p>
      <text:p text:style-name="P2"><text:tab/><text:tab/><text:span text:style-name="T1">3.19</text:span></text:p>
      <text:p text:style-name="P2"><text:tab/>c) what is the class midpoint of the leftmost class?</text:p>
      <text:p text:style-name="P2"><text:tab/><text:tab/><text:span text:style-name="T1">1.99</text:span></text:p>
      <text:p text:style-name="P2">35) HIV/AIDS in Children.</text:p>
      <text:p text:style-name="P2"><text:tab/>a) About how many children had HIV/AIDS in 1992?</text:p>
      <text:p text:style-name="P2"><text:tab/><text:tab/><text:span text:style-name="T1">950</text:span></text:p>
      <text:p text:style-name="P2"><text:tab/>b) About how many children had HIV/AIDS in 2004?</text:p>
      <text:p text:style-name="P2"><text:tab/><text:tab/><text:span text:style-name="T1">50</text:span></text:p>
      <text:p text:style-name="P2"/>
      <text:p text:style-name="P2"/>
      <text:p text:style-name="P6">P.82 #1-13</text:p>
      <text:p text:style-name="P3">1) <text:span text:style-name="T2">Explain in your own words why it is important to be aware of the methods that can be used to make graphics misleading</text:span></text:p>
      <text:list xml:id="list4910538626533458158" text:style-name="L2">
        <text:list-item>
          <text:p text:style-name="P8">Because you might not pass on the idea you wanted to express and also have people misinterpret data</text:p>
        </text:list-item>
      </text:list>
      <text:p text:style-name="P3"/>
      <text:p text:style-name="P3">3) <text:span text:style-name="T2">Which do you think is more effective at convincing the American public that a problem exisits, Table 2.23 or Figure 2.33?</text:span></text:p>
      <text:p text:style-name="P3"><text:tab/><text:span text:style-name="T2">Table 2.33. Because the figure is not well labeled</text:span></text:p>
      <text:p text:style-name="P3"/>
      <text:p text:style-name="P3">5) <text:span text:style-name="T2">If you were an insurance claim adjuster arguing for higher car insurance rates, would you prefer Table 2.23 or Table 2.24? Why?</text:span></text:p>
      <text:list xml:id="list4610308100394024946" text:style-name="L3">
        <text:list-item>
          <text:p text:style-name="P9">Assuming i'm in america, I'd use tabld 2.23. The higher totals of of stolen cars serve as an argument that cars are more likely to be stolen in the US</text:p>
        </text:list-item>
      </text:list>
      <text:p text:style-name="P3"/>
      <text:p text:style-name="P3">7) <text:span text:style-name="T2">Child Rearing costs</text:span></text:p>
      <text:p text:style-name="P3"><text:tab/><text:span text:style-name="T2">a) Identify one problem with the graphic that makes it misleading</text:span></text:p>
      <text:p text:style-name="P3"><text:tab/><text:tab/><text:span text:style-name="T2">They're all the same bread, all same size but translated. No scale of limits of 100%. Biased <text:tab/><text:tab/><text:tab/>distortion.</text:span></text:p>
      <text:p text:style-name="P3"><text:tab/><text:span text:style-name="T2">b) Construct a graphic that is not misleading in this way</text:span></text:p>
      <text:p text:style-name="P3"><text:tab/><text:tab/><text:span text:style-name="T2">Bar chart, labels at the bottom, scale starts at 0 ends at 100. Pareto chart.</text:span></text:p>
      <text:p text:style-name="P3"/>
      <text:p text:style-name="P3">9) <text:span text:style-name="T2">Living with AIDS</text:span></text:p>
      <text:p text:style-name="P3"><text:tab/><text:span text:style-name="T2">a) What point is the graphic trying to make?</text:span></text:p>
      <text:p text:style-name="P3"><text:tab/><text:tab/><text:span text:style-name="T3">That the number of people living with aids has increased. 2X in 8 years. 3X in 16yrs.</text:span></text:p>
      <text:p text:style-name="P3"><text:tab/><text:span text:style-name="T2">b) Which of the eight common problmes is most obviously present here?</text:span></text:p>
      <text:p text:style-name="P3"><text:tab/><text:tab/><text:span text:style-name="T3">Double labeling the x axis. No bars. Relative sizes look weird.</text:span></text:p>
      <text:p text:style-name="P12"><text:tab/>c) Construct a graphic that is not misleading in this way</text:p>
      <text:p text:style-name="P3"><text:tab/><text:tab/><text:span text:style-name="T3">Bar chart</text:span></text:p>
      <text:p text:style-name="P3"/>
      <text:p text:style-name="P3">11) <text:span text:style-name="T3">American League Shutouts.</text:span></text:p>
      <text:p text:style-name="P3"><text:tab/><text:span text:style-name="T3">a) Which of the eight common problems is most obviously present here?</text:span></text:p>
      <text:p text:style-name="P3"><text:tab/><text:tab/><text:span text:style-name="T3">Ylim should be at 20</text:span></text:p>
      <text:p text:style-name="P3"><text:tab/><text:span text:style-name="T3">b) Construct a graphic not misleading</text:span></text:p>
      <text:p text:style-name="P3"><text:tab/><text:tab/><text:span text:style-name="T3">same with ylim at 20</text:span></text:p>
      <text:p text:style-name="P3"/>
      <text:p text:style-name="P3">13) <text:span text:style-name="T3">Music and Violence</text:span></text:p>
      <text:p text:style-name="P3"><text:tab/><text:span text:style-name="T3">a) Construct a bar graph that overemphasizes the difference among game consoles.</text:span></text:p>
      <text:p text:style-name="P3"><text:tab/><text:tab/><text:span text:style-name="T3">Yrange would be starting at 3</text:span></text:p>
      <text:p text:style-name="P3"><text:tab/><text:span text:style-name="T3">b) Which of the common methods for making graphics misleading are you using in (a)?</text:span></text:p>
      <text:p text:style-name="P3"><text:tab/><text:tab/><text:span text:style-name="T3">Manipulating the scale</text:span></text:p>
      <text:p text:style-name="P5"><text:tab/>c) Construct a bar graph that underemphasizes the difference among game consoles.</text:p>
      <text:p text:style-name="P4"><text:tab/><text:tab/><text:span text:style-name="T3">Ylim at &gt;20</text:span></text:p>
      <text:p text:style-name="P4"><text:tab/><text:span text:style-name="T3">d) Which of the common methods for making graphics misleading are you using in (c)?</text:span></text:p>
      <text:p text:style-name="P3"><text:tab/><text:tab/><text:span text:style-name="T3">Manipulating the scale</text:span></text:p>
      <text:p text:style-name="P2"/>
      <text:p text:style-name="P2"/>
      <text:p text:style-name="P6">P.100 #1-33</text:p>
      <text:p text:style-name="P5">1<text:span text:style-name="T4">) Explain what a measure of center is</text:span></text:p>
      <text:p text:style-name="P5"><text:tab/><text:span text:style-name="T4">The point where the data is split in half</text:span></text:p>
      <text:p text:style-name="P5">3<text:span text:style-name="T4">) Explain what we mean when we say that the mean is sensitive to the presence of extreme values. Explain whether the median is sensitive to extreme values</text:span></text:p>
      <text:list xml:id="list8171689686231255635" text:style-name="L4">
        <text:list-item>
          <text:p text:style-name="P10">The extreme values may make the mean not be representative of the majority of the data. House prices for example.</text:p>
        </text:list-item>
        <text:list-item>
          <text:p text:style-name="P11">Median not sensitive to extreme values because it is the data point at the center of the data.</text:p>
        </text:list-item>
      </text:list>
      <text:p text:style-name="P5">5<text:span text:style-name="T4">) The number of observations in your sample data set.</text:span></text:p>
      <text:p text:style-name="P5"><text:tab/><text:span text:style-name="T4">Sample size</text:span></text:p>
      <text:p text:style-name="P5">7<text:span text:style-name="T4">) Notation of the ith data value in your data set</text:span></text:p>
      <text:p text:style-name="P5"><text:tab/><text:span text:style-name="T5">xi</text:span></text:p>
      <text:p text:style-name="P5">9<text:span text:style-name="T5">) Notation for what we get when we add up all the data values in the sample, <text:s/>and divide by how many observations there are in the sample</text:span></text:p>
      <text:p text:style-name="P5"><text:tab/><text:span text:style-name="T6">∑</text:span><text:span text:style-name="T7">xi/n <text:s text:c="4"/></text:span><text:span text:style-name="T8">xbar</text:span></text:p>
      <text:p text:style-name="P5">11<text:span text:style-name="T5">) The middle data value when the data are put in ascending order?</text:span></text:p>
      <text:p text:style-name="P5"><text:tab/><text:span text:style-name="T5">Median</text:span></text:p>
      <text:p text:style-name="P5">13<text:span text:style-name="T5">) 18,15,20,20,17</text:span></text:p>
      <text:p text:style-name="P5"><text:tab/><text:span text:style-name="T5">a)sample size n</text:span></text:p>
      <text:p text:style-name="P5"><text:tab/><text:tab/><text:span text:style-name="T5">n=5</text:span></text:p>
      <text:p text:style-name="P5"><text:tab/><text:span text:style-name="T5">b) mean xbar</text:span></text:p>
      <text:p text:style-name="P5"><text:tab/><text:tab/><text:span text:style-name="T5">18</text:span></text:p>
      <text:p text:style-name="P5">15<text:span text:style-name="T5">) 76,65,90,80,85,75,100</text:span></text:p>
      <text:p text:style-name="P5"><text:tab/><text:span text:style-name="T5">a)sample size n</text:span></text:p>
      <text:p text:style-name="P5"><text:tab/><text:tab/><text:span text:style-name="T5">7</text:span></text:p>
      <text:p text:style-name="P5"><text:tab/><text:span text:style-name="T5">b) mean xbar</text:span></text:p>
      <text:p text:style-name="P5"><text:tab/><text:tab/><text:span text:style-name="T5">81.6</text:span><text:tab/><text:tab/></text:p>
      <text:p text:style-name="P5">17<text:span text:style-name="T5">) 79,92,65,75,67,59,88</text:span></text:p>
      <text:p text:style-name="P5"><text:tab/><text:span text:style-name="T5">a) population size N</text:span></text:p>
      <text:p text:style-name="P5"><text:tab/><text:tab/><text:span text:style-name="T5">7</text:span></text:p>
      <text:p text:style-name="P5"><text:tab/><text:span text:style-name="T5">b) population mean miu</text:span></text:p>
      <text:p text:style-name="P5"><text:tab/><text:tab/><text:span text:style-name="T9">75</text:span></text:p>
      <text:p text:style-name="P5">19<text:span text:style-name="T5">)1503,1642,1298,1441,2000</text:span></text:p>
      <text:p text:style-name="P14"><text:tab/><text:span text:style-name="T5">a) population size N</text:span></text:p>
      <text:p text:style-name="P14"><text:tab/><text:tab/><text:span text:style-name="T9">5</text:span></text:p>
      <text:p text:style-name="P14"><text:tab/><text:span text:style-name="T5">b) population mean miu</text:span></text:p>
      <text:p text:style-name="P14"><text:tab/><text:tab/><text:span text:style-name="T9">1577</text:span></text:p>
      <text:p text:style-name="P5">21<text:span text:style-name="T5">)18,15,20,20,17 median</text:span></text:p>
      <text:p text:style-name="P5"><text:tab/><text:span text:style-name="T9">18</text:span></text:p>
      <text:p text:style-name="P5">23<text:span text:style-name="T5">)75,65,90,80,85,75,100 median</text:span></text:p>
      <text:p text:style-name="P5"><text:tab/><text:span text:style-name="T9">80</text:span></text:p>
      <text:p text:style-name="P5">25<text:span text:style-name="T5">)18,15,20,20,17 mode</text:span></text:p>
      <text:p text:style-name="P5"><text:tab/><text:span text:style-name="T9">20</text:span></text:p>
      <text:p text:style-name="P5">27<text:span text:style-name="T5">)75,65,90,80,85,75,100 mode</text:span></text:p>
      <text:p text:style-name="P5"><text:tab/><text:span text:style-name="T9">75</text:span></text:p>
      <text:p text:style-name="P5">29<text:span text:style-name="T5">) Five friends have just had dinner at the local pizza joint. Total bill came to $30.60. What is the mean cost of each person's meal?</text:span></text:p>
      <text:p text:style-name="P5"><text:tab/><text:span text:style-name="T10">6.12</text:span></text:p>
      <text:p text:style-name="P5">31<text:span text:style-name="T5">) The mean cost of a sample of 5 items is $20. The cost of four items is as follows. 25, 15, 15,20. What is the cost of the 5</text:span><text:span text:style-name="T11">th</text:span><text:span text:style-name="T5"> item.</text:span></text:p>
      <text:p text:style-name="P5"><text:tab/><text:span text:style-name="T10">(25+15+15+20+x)/5=20 <text:s text:c="4"/>x=25</text:span></text:p>
      <text:p text:style-name="P5">33<text:span text:style-name="T5">) The median number of students in a sampel of 7 statistics classes is 25. The ordered values are 20,22,24,_,27,27,28. What is the missing value?</text:span></text:p>
      <text:p text:style-name="P5"><text:tab/><text:span text:style-name="T10">25</text:span></text:p>
      <text:p text:style-name="P6">P.122 #1-21</text:p>
      <text:p text:style-name="P5">1<text:span text:style-name="T13">) Explain what a deviation is</text:span></text:p>
      <text:p text:style-name="P5"><text:tab/><text:span text:style-name="T14">it is the distance from a central value, generally the mean</text:span></text:p>
      <text:p text:style-name="P5">3<text:span text:style-name="T13">) A small business keeps track of the delivery times for a particular supplier. In this instance, which is better, less variability or more variability? Why?</text:span></text:p>
      <text:p text:style-name="P5"><text:tab/><text:span text:style-name="T14">Less variability, because they can shedule them better. make guarantees that give them advantage</text:span></text:p>
      <text:p text:style-name="P5">5<text:span text:style-name="T13">) Is the range sensitive or robust? Explain what you mean.</text:span></text:p>
      <text:p text:style-name="P5"><text:tab/><text:span text:style-name="T14">Sensitive. Because the extreme outliers can make it vary quite a bit.</text:span></text:p>
      <text:p text:style-name="P5">7<text:span text:style-name="T13">) True or false: If two data sets have the same mean, median, and mode, then they are identical</text:span></text:p>
      <text:p text:style-name="P5"><text:tab/><text:span text:style-name="T14">False, the middle data can be spread out</text:span></text:p>
      <text:p text:style-name="P5">9<text:span text:style-name="T13">) Which measure of spread represents the mean squared deviation of the population?</text:span></text:p>
      <text:p text:style-name="P5"><text:tab/><text:span text:style-name="T14">variance</text:span></text:p>
      <text:p text:style-name="P5">11<text:span text:style-name="T14">) When can the sample standard deviation s be negative?</text:span></text:p>
      <text:p text:style-name="P5"><text:tab/><text:span text:style-name="T14">Never</text:span></text:p>
      <text:p text:style-name="P5">13<text:span text:style-name="T14">) Range of 79,92,65,75,67,59,88</text:span></text:p>
      <text:p text:style-name="P5"><text:tab/><text:span text:style-name="T14">92-59 = 33</text:span></text:p>
      <text:p text:style-name="P15">15) Range of 1503, 1642,1298,1441,2000</text:p>
      <text:p text:style-name="P15"><text:tab/>2000-1298 = 702</text:p>
      <text:p text:style-name="P5">17<text:span text:style-name="T14">) Range of 10,25,0,15,10</text:span></text:p>
      <text:p text:style-name="P5"><text:tab/><text:span text:style-name="T14">25-0 = 25</text:span></text:p>
      <text:p text:style-name="P5">19<text:span text:style-name="T14">) Range of 18,15,20,20,17</text:span></text:p>
      <text:p text:style-name="P5"><text:tab/><text:span text:style-name="T14">20-15=5</text:span></text:p>
      <text:p text:style-name="P5">21<text:span text:style-name="T14">) Range of 75,65,90,80,85,75,100</text:span></text:p>
      <text:p text:style-name="P5"><text:tab/><text:span text:style-name="T14">100-65=3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rocodoc-5Sfq6w-inv-f8" svg:font-family="crocodoc-5Sfq6w-inv-f8"/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tto </meta:initial-creator>
    <meta:creation-date>2016-04-16T12:30:04.512311188</meta:creation-date>
    <dc:date>2016-04-17T18:30:21.165785250</dc:date>
    <dc:creator>otto </dc:creator>
    <meta:editing-duration>PT5M23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4" meta:paragraph-count="123" meta:word-count="944" meta:character-count="5359" meta:non-whitespace-character-count="4431"/>
  </office:meta>
</office:document-meta>
</file>